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cm" svg:height="9.004cm" svg:x="23.42cm" svg:y="11.023cm">
            <draw:object draw:notify-on-update-of-ranges="Tabelle1.G2:Tabelle1.G17 Tabelle1.M2:Tabelle1.M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start</text:p>
          </table:table-cell>
          <table:table-cell office:value-type="string" calcext:value-type="string">
            <text:p>Ystart</text:p>
          </table:table-cell>
          <table:table-cell office:value-type="string" calcext:value-type="string">
            <text:p>Xende</text:p>
          </table:table-cell>
          <table:table-cell office:value-type="string" calcext:value-type="string">
            <text:p>Yende</text:p>
          </table:table-cell>
          <table:table-cell office:value-type="string" calcext:value-type="string">
            <text:p>Xdiff</text:p>
          </table:table-cell>
          <table:table-cell office:value-type="string" calcext:value-type="string">
            <text:p>Ydiff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pha in radians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ternal wind in px/s^2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779" calcext:value-type="float">
            <text:p>779</text:p>
          </table:table-cell>
          <table:table-cell office:value-type="float" office:value="420" calcext:value-type="float">
            <text:p>420</text:p>
          </table:table-cell>
          <table:table-cell table:formula="of:=[.C2]-[.A2]" office:value-type="float" office:value="-724" calcext:value-type="float">
            <text:p>-724</text:p>
          </table:table-cell>
          <table:table-cell table:formula="of:=[.D2]-[.B2]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2])" office:value-type="float" office:value="0.577350269189626" calcext:value-type="float">
            <text:p>0,577350269189626</text:p>
          </table:table-cell>
          <table:table-cell table:formula="of:=1/SIN([.I2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2])*[.K2]*[.K2]/((-[.$P$2]*[.$Q$2]/2*[.L2])^2)-2*[.J2])" office:value-type="float" office:value="-19.5609523203244" calcext:value-type="float">
            <text:p>-19,5609523203244</text:p>
          </table:table-cell>
          <table:table-cell table:number-columns-repeated="2"/>
          <table:table-cell office:value-type="float" office:value="379.106" calcext:value-type="float">
            <text:p>379,106</text:p>
          </table:table-cell>
          <table:table-cell office:value-type="float" office:value="0.0518718" calcext:value-type="float">
            <text:p>0,0518718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56" calcext:value-type="float">
            <text:p>456</text:p>
          </table:table-cell>
          <table:table-cell office:value-type="float" office:value="843" calcext:value-type="float">
            <text:p>843</text:p>
          </table:table-cell>
          <table:table-cell office:value-type="float" office:value="456" calcext:value-type="float">
            <text:p>456</text:p>
          </table:table-cell>
          <table:table-cell table:formula="of:=[.C3]-[.A3]" office:value-type="float" office:value="-660" calcext:value-type="float">
            <text:p>-660</text:p>
          </table:table-cell>
          <table:table-cell table:formula="of:=[.D3]-[.B3]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3])" office:value-type="float" office:value="0.577350269189626" calcext:value-type="float">
            <text:p>0,577350269189626</text:p>
          </table:table-cell>
          <table:table-cell table:formula="of:=1/SIN([.I3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3])*[.K3]*[.K3]/((-[.$P$2]*[.$Q$2]/2*[.L3])^2)-2*[.J3])" office:value-type="float" office:value="-37.1800461396462" calcext:value-type="float">
            <text:p>-37,1800461396462</text:p>
          </table:table-cell>
          <table:table-cell table:number-columns-repeated="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56" calcext:value-type="float">
            <text:p>456</text:p>
          </table:table-cell>
          <table:table-cell office:value-type="float" office:value="713" calcext:value-type="float">
            <text:p>713</text:p>
          </table:table-cell>
          <table:table-cell office:value-type="float" office:value="456" calcext:value-type="float">
            <text:p>456</text:p>
          </table:table-cell>
          <table:table-cell table:formula="of:=[.C4]-[.A4]" office:value-type="float" office:value="-790" calcext:value-type="float">
            <text:p>-790</text:p>
          </table:table-cell>
          <table:table-cell table:formula="of:=[.D4]-[.B4]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4])" office:value-type="float" office:value="0.577350269189626" calcext:value-type="float">
            <text:p>0,577350269189626</text:p>
          </table:table-cell>
          <table:table-cell table:formula="of:=1/SIN([.I4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4])*[.K4]*[.K4]/((-[.$P$2]*[.$Q$2]/2*[.L4])^2)-2*[.J4])" office:value-type="float" office:value="-1.39126181914875" calcext:value-type="float">
            <text:p>-1,39126181914875</text:p>
          </table:table-cell>
          <table:table-cell table:number-columns-repeated="2"/>
          <table:table-cell office:value-type="string" calcext:value-type="string" table:number-columns-spanned="3" table:number-rows-spanned="1">
            <text:p>regression: internalWind = a*wind+b</text:p>
          </table:table-cell>
          <table:covered-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1316" calcext:value-type="float">
            <text:p>1316</text:p>
          </table:table-cell>
          <table:table-cell office:value-type="float" office:value="420" calcext:value-type="float">
            <text:p>420</text:p>
          </table:table-cell>
          <table:table-cell table:formula="of:=[.C5]-[.A5]" office:value-type="float" office:value="756" calcext:value-type="float">
            <text:p>756</text:p>
          </table:table-cell>
          <table:table-cell table:formula="of:=[.D5]-[.B5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5])" office:value-type="float" office:value="0.577350269189626" calcext:value-type="float">
            <text:p>0,577350269189626</text:p>
          </table:table-cell>
          <table:table-cell table:formula="of:=1/SIN([.I5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5])*[.K5]*[.K5]/((-[.$P$2]*[.$Q$2]/2*[.L5])^2)-2*[.J5])" office:value-type="float" office:value="-10.7514054106634" calcext:value-type="float">
            <text:p>-10,7514054106634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SLOPE([.M$1:.M$1048576];[.G$1:.G$1048576])" office:value-type="float" office:value="0.480763308517016" calcext:value-type="float">
            <text:p>0,480763308517016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1312" calcext:value-type="float">
            <text:p>1312</text:p>
          </table:table-cell>
          <table:table-cell office:value-type="float" office:value="420" calcext:value-type="float">
            <text:p>420</text:p>
          </table:table-cell>
          <table:table-cell table:formula="of:=[.C6]-[.A6]" office:value-type="float" office:value="752" calcext:value-type="float">
            <text:p>752</text:p>
          </table:table-cell>
          <table:table-cell table:formula="of:=[.D6]-[.B6]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6])" office:value-type="float" office:value="0.577350269189626" calcext:value-type="float">
            <text:p>0,577350269189626</text:p>
          </table:table-cell>
          <table:table-cell table:formula="of:=1/SIN([.I6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6])*[.K6]*[.K6]/((-[.$P$2]*[.$Q$2]/2*[.L6])^2)-2*[.J6])" office:value-type="float" office:value="-11.8525987743711" calcext:value-type="float">
            <text:p>-11,852598774371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INTERCEPT([.M$1:.M$1048576];[.G$1:.G$1048576])" office:value-type="float" office:value="0.970373038844976" calcext:value-type="float">
            <text:p>0,970373038844976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1333" calcext:value-type="float">
            <text:p>1333</text:p>
          </table:table-cell>
          <table:table-cell office:value-type="float" office:value="420" calcext:value-type="float">
            <text:p>420</text:p>
          </table:table-cell>
          <table:table-cell table:formula="of:=[.C7]-[.A7]" office:value-type="float" office:value="773" calcext:value-type="float">
            <text:p>773</text:p>
          </table:table-cell>
          <table:table-cell table:formula="of:=[.D7]-[.B7]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7])" office:value-type="float" office:value="0.577350269189626" calcext:value-type="float">
            <text:p>0,577350269189626</text:p>
          </table:table-cell>
          <table:table-cell table:formula="of:=1/SIN([.I7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7])*[.K7]*[.K7]/((-[.$P$2]*[.$Q$2]/2*[.L7])^2)-2*[.J7])" office:value-type="float" office:value="-6.0713336149061" calcext:value-type="float">
            <text:p>-6,071333614906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1440" calcext:value-type="float">
            <text:p>1440</text:p>
          </table:table-cell>
          <table:table-cell office:value-type="float" office:value="420" calcext:value-type="float">
            <text:p>420</text:p>
          </table:table-cell>
          <table:table-cell table:formula="of:=[.C8]-[.A8]" office:value-type="float" office:value="880" calcext:value-type="float">
            <text:p>880</text:p>
          </table:table-cell>
          <table:table-cell table:formula="of:=[.D8]-[.B8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8])" office:value-type="float" office:value="0.577350269189626" calcext:value-type="float">
            <text:p>0,577350269189626</text:p>
          </table:table-cell>
          <table:table-cell table:formula="of:=1/SIN([.I8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8])*[.K8]*[.K8]/((-[.$P$2]*[.$Q$2]/2*[.L8])^2)-2*[.J8])" office:value-type="float" office:value="23.3855888642725" calcext:value-type="float">
            <text:p>23,3855888642725</text:p>
          </table:table-cell>
          <table:table-cell table:number-columns-repeated="2"/>
          <table:table-cell office:value-type="string" calcext:value-type="string">
            <text:p>Prediction Wind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422" calcext:value-type="float">
            <text:p>422</text:p>
          </table:table-cell>
          <table:table-cell office:value-type="float" office:value="896" calcext:value-type="float">
            <text:p>896</text:p>
          </table:table-cell>
          <table:table-cell office:value-type="float" office:value="422" calcext:value-type="float">
            <text:p>422</text:p>
          </table:table-cell>
          <table:table-cell table:formula="of:=[.C9]-[.A9]" office:value-type="float" office:value="-690" calcext:value-type="float">
            <text:p>-690</text:p>
          </table:table-cell>
          <table:table-cell table:formula="of:=[.D9]-[.B9]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9])" office:value-type="float" office:value="0.577350269189626" calcext:value-type="float">
            <text:p>0,577350269189626</text:p>
          </table:table-cell>
          <table:table-cell table:formula="of:=1/SIN([.I9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9])*[.K9]*[.K9]/((-[.$P$2]*[.$Q$2]/2*[.L9])^2)-2*[.J9])" office:value-type="float" office:value="-28.9210959118391" calcext:value-type="float">
            <text:p>-28,9210959118391</text:p>
          </table:table-cell>
          <table:table-cell table:number-columns-repeated="2"/>
          <table:table-cell office:value-type="string" calcext:value-type="string">
            <text:p>internal wind</text:p>
          </table:table-cell>
          <table:table-cell table:formula="of:=[.Q6]+[.Q8]*[.Q5]" office:value-type="float" office:value="19.2393787624916" calcext:value-type="float">
            <text:p>19,2393787624916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422" calcext:value-type="float">
            <text:p>422</text:p>
          </table:table-cell>
          <table:table-cell office:value-type="float" office:value="907" calcext:value-type="float">
            <text:p>907</text:p>
          </table:table-cell>
          <table:table-cell office:value-type="float" office:value="422" calcext:value-type="float">
            <text:p>422</text:p>
          </table:table-cell>
          <table:table-cell table:formula="of:=[.C10]-[.A10]" office:value-type="float" office:value="-679" calcext:value-type="float">
            <text:p>-679</text:p>
          </table:table-cell>
          <table:table-cell table:formula="of:=[.D10]-[.B10]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10])" office:value-type="float" office:value="0.577350269189626" calcext:value-type="float">
            <text:p>0,577350269189626</text:p>
          </table:table-cell>
          <table:table-cell table:formula="of:=1/SIN([.I10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10])*[.K10]*[.K10]/((-[.$P$2]*[.$Q$2]/2*[.L10])^2)-2*[.J10])" office:value-type="float" office:value="-31.949377662035" calcext:value-type="float">
            <text:p>-31,949377662035</text:p>
          </table:table-cell>
          <table:table-cell table:number-columns-repeated="5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422" calcext:value-type="float">
            <text:p>422</text:p>
          </table:table-cell>
          <table:table-cell office:value-type="float" office:value="794" calcext:value-type="float">
            <text:p>794</text:p>
          </table:table-cell>
          <table:table-cell office:value-type="float" office:value="422" calcext:value-type="float">
            <text:p>422</text:p>
          </table:table-cell>
          <table:table-cell table:formula="of:=[.C11]-[.A11]" office:value-type="float" office:value="-792" calcext:value-type="float">
            <text:p>-792</text:p>
          </table:table-cell>
          <table:table-cell table:formula="of:=[.D11]-[.B11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60" calcext:value-type="float">
            <text:p>60</text:p>
          </table:table-cell>
          <table:table-cell table:formula="of:=PI()*[.H11]/180" office:value-type="float" office:value="1.0471975511966" calcext:value-type="float">
            <text:p>1,0471975511966</text:p>
          </table:table-cell>
          <table:table-cell table:formula="of:=COT([.I11])" office:value-type="float" office:value="0.577350269189626" calcext:value-type="float">
            <text:p>0,577350269189626</text:p>
          </table:table-cell>
          <table:table-cell table:formula="of:=1/SIN([.I11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11])*[.K11]*[.K11]/((-[.$P$2]*[.$Q$2]/2*[.L11])^2)-2*[.J11])" office:value-type="float" office:value="-0.840665137294967" calcext:value-type="float">
            <text:p>-0,840665137294967</text:p>
          </table:table-cell>
          <table:table-cell table:number-columns-repeated="2"/>
          <table:table-cell office:value-type="string" calcext:value-type="string">
            <text:p>regression: internalWind = a*wind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48" calcext:value-type="float">
            <text:p>48</text:p>
          </table:table-cell>
          <table:table-cell office:value-type="float" office:value="420" calcext:value-type="float">
            <text:p>420</text:p>
          </table:table-cell>
          <table:table-cell table:formula="of:=[.C12]-[.A12]" office:value-type="float" office:value="-1455" calcext:value-type="float">
            <text:p>-1455</text:p>
          </table:table-cell>
          <table:table-cell table:formula="of:=[.D12]-[.B12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formula="of:=PI()*[.H12]/180" office:value-type="float" office:value="1.09955742875643" calcext:value-type="float">
            <text:p>1,09955742875643</text:p>
          </table:table-cell>
          <table:table-cell table:formula="of:=COT([.I12])" office:value-type="float" office:value="0.509525449494429" calcext:value-type="float">
            <text:p>0,509525449494429</text:p>
          </table:table-cell>
          <table:table-cell table:formula="of:=1/SIN([.I12])" office:value-type="float" office:value="1.12232623763436" calcext:value-type="float">
            <text:p>1,12232623763436</text:p>
          </table:table-cell>
          <table:table-cell office:value-type="float" office:value="79" calcext:value-type="float">
            <text:p>79</text:p>
          </table:table-cell>
          <table:table-cell table:formula="of:=[.$P$2]/2*([.$P$2]*ABS([.E12])*[.K12]*[.K12]/((-[.$P$2]*[.$Q$2]/2*[.L12])^2)-2*[.J12])" office:value-type="float" office:value="25.1160740308816" calcext:value-type="float">
            <text:p>25,1160740308816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SUMPRODUCT([.G2:.G17];[.M2:.M17])/SUMPRODUCT([.G2:.G17];[.G2:.G17])" office:value-type="float" office:value="0.475703564205069" calcext:value-type="float">
            <text:p>0,475703564205069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455" calcext:value-type="float">
            <text:p>455</text:p>
          </table:table-cell>
          <table:table-cell office:value-type="float" office:value="420" calcext:value-type="float">
            <text:p>420</text:p>
          </table:table-cell>
          <table:table-cell table:formula="of:=[.C13]-[.A13]" office:value-type="float" office:value="-1048" calcext:value-type="float">
            <text:p>-1048</text:p>
          </table:table-cell>
          <table:table-cell table:formula="of:=[.D13]-[.B13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PI()*[.H13]/180" office:value-type="float" office:value="0.558505360638185" calcext:value-type="float">
            <text:p>0,558505360638185</text:p>
          </table:table-cell>
          <table:table-cell table:formula="of:=COT([.I13])" office:value-type="float" office:value="1.60033452904105" calcext:value-type="float">
            <text:p>1,60033452904105</text:p>
          </table:table-cell>
          <table:table-cell table:formula="of:=1/SIN([.I13])" office:value-type="float" office:value="1.88707991479986" calcext:value-type="float">
            <text:p>1,88707991479986</text:p>
          </table:table-cell>
          <table:table-cell office:value-type="float" office:value="67" calcext:value-type="float">
            <text:p>67</text:p>
          </table:table-cell>
          <table:table-cell table:formula="of:=[.$P$2]/2*([.$P$2]*ABS([.E13])*[.K13]*[.K13]/((-[.$P$2]*[.$Q$2]/2*[.L13])^2)-2*[.J13])" office:value-type="float" office:value="11.2625186822744" calcext:value-type="float">
            <text:p>11,2625186822744</text:p>
          </table:table-cell>
          <table:table-cell table:number-columns-repeated="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169" calcext:value-type="float">
            <text:p>169</text:p>
          </table:table-cell>
          <table:table-cell office:value-type="float" office:value="420" calcext:value-type="float">
            <text:p>420</text:p>
          </table:table-cell>
          <table:table-cell table:formula="of:=[.C14]-[.A14]" office:value-type="float" office:value="-1334" calcext:value-type="float">
            <text:p>-1334</text:p>
          </table:table-cell>
          <table:table-cell table:formula="of:=[.D14]-[.B14]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42" calcext:value-type="float">
            <text:p>42</text:p>
          </table:table-cell>
          <table:table-cell table:formula="of:=PI()*[.H14]/180" office:value-type="float" office:value="0.733038285837618" calcext:value-type="float">
            <text:p>0,733038285837618</text:p>
          </table:table-cell>
          <table:table-cell table:formula="of:=COT([.I14])" office:value-type="float" office:value="1.11061251482919" calcext:value-type="float">
            <text:p>1,11061251482919</text:p>
          </table:table-cell>
          <table:table-cell table:formula="of:=1/SIN([.I14])" office:value-type="float" office:value="1.49447654986461" calcext:value-type="float">
            <text:p>1,49447654986461</text:p>
          </table:table-cell>
          <table:table-cell office:value-type="float" office:value="77" calcext:value-type="float">
            <text:p>77</text:p>
          </table:table-cell>
          <table:table-cell table:formula="of:=[.$P$2]/2*([.$P$2]*ABS([.E14])*[.K14]*[.K14]/((-[.$P$2]*[.$Q$2]/2*[.L14])^2)-2*[.J14])" office:value-type="float" office:value="-47.5146334445887" calcext:value-type="float">
            <text:p>-47,5146334445887</text:p>
          </table:table-cell>
          <table:table-cell table:number-columns-repeated="2"/>
          <table:table-cell office:value-type="string" calcext:value-type="string">
            <text:p>Prediction Wind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1153" calcext:value-type="float">
            <text:p>1153</text:p>
          </table:table-cell>
          <table:table-cell office:value-type="float" office:value="420" calcext:value-type="float">
            <text:p>420</text:p>
          </table:table-cell>
          <table:table-cell table:formula="of:=[.C15]-[.A15]" office:value-type="float" office:value="-350" calcext:value-type="float">
            <text:p>-350</text:p>
          </table:table-cell>
          <table:table-cell table:formula="of:=[.D15]-[.B15]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9" calcext:value-type="float">
            <text:p>69</text:p>
          </table:table-cell>
          <table:table-cell table:formula="of:=PI()*[.H15]/180" office:value-type="float" office:value="1.20427718387609" calcext:value-type="float">
            <text:p>1,20427718387609</text:p>
          </table:table-cell>
          <table:table-cell table:formula="of:=COT([.I15])" office:value-type="float" office:value="0.383864035035416" calcext:value-type="float">
            <text:p>0,383864035035416</text:p>
          </table:table-cell>
          <table:table-cell table:formula="of:=1/SIN([.I15])" office:value-type="float" office:value="1.07114499363703" calcext:value-type="float">
            <text:p>1,07114499363703</text:p>
          </table:table-cell>
          <table:table-cell office:value-type="float" office:value="45" calcext:value-type="float">
            <text:p>45</text:p>
          </table:table-cell>
          <table:table-cell table:formula="of:=[.$P$2]/2*([.$P$2]*ABS([.E15])*[.K15]*[.K15]/((-[.$P$2]*[.$Q$2]/2*[.L15])^2)-2*[.J15])" office:value-type="float" office:value="1.87803703760815" calcext:value-type="float">
            <text:p>1,87803703760815</text:p>
          </table:table-cell>
          <table:table-cell table:number-columns-repeated="2"/>
          <table:table-cell office:value-type="string" calcext:value-type="string">
            <text:p>internal wind</text:p>
          </table:table-cell>
          <table:table-cell table:formula="of:=[.Q14]*[.Q12]" office:value-type="float" office:value="18.0767354397926" calcext:value-type="float">
            <text:p>18,076735439792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1599" calcext:value-type="float">
            <text:p>1599</text:p>
          </table:table-cell>
          <table:table-cell office:value-type="float" office:value="420" calcext:value-type="float">
            <text:p>420</text:p>
          </table:table-cell>
          <table:table-cell table:formula="of:=[.C16]-[.A16]" office:value-type="float" office:value="1266" calcext:value-type="float">
            <text:p>1266</text:p>
          </table:table-cell>
          <table:table-cell table:formula="of:=[.D16]-[.B16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PI()*[.H16]/180" office:value-type="float" office:value="0.837758040957278" calcext:value-type="float">
            <text:p>0,837758040957278</text:p>
          </table:table-cell>
          <table:table-cell table:formula="of:=COT([.I16])" office:value-type="float" office:value="0.90040404429784" calcext:value-type="float">
            <text:p>0,90040404429784</text:p>
          </table:table-cell>
          <table:table-cell table:formula="of:=1/SIN([.I16])" office:value-type="float" office:value="1.34563272960638" calcext:value-type="float">
            <text:p>1,34563272960638</text:p>
          </table:table-cell>
          <table:table-cell office:value-type="float" office:value="70" calcext:value-type="float">
            <text:p>70</text:p>
          </table:table-cell>
          <table:table-cell table:formula="of:=[.$P$2]/2*([.$P$2]*ABS([.E16])*[.K16]*[.K16]/((-[.$P$2]*[.$Q$2]/2*[.L16])^2)-2*[.J16])" office:value-type="float" office:value="6.39416109571868" calcext:value-type="float">
            <text:p>6,39416109571868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1638" calcext:value-type="float">
            <text:p>1638</text:p>
          </table:table-cell>
          <table:table-cell office:value-type="float" office:value="420" calcext:value-type="float">
            <text:p>420</text:p>
          </table:table-cell>
          <table:table-cell table:formula="of:=[.C17]-[.A17]" office:value-type="float" office:value="1305" calcext:value-type="float">
            <text:p>1305</text:p>
          </table:table-cell>
          <table:table-cell table:formula="of:=[.D17]-[.B17]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table:formula="of:=PI()*[.H17]/180" office:value-type="float" office:value="1.32645023151569" calcext:value-type="float">
            <text:p>1,32645023151569</text:p>
          </table:table-cell>
          <table:table-cell table:formula="of:=COT([.I17])" office:value-type="float" office:value="0.249328002843181" calcext:value-type="float">
            <text:p>0,249328002843181</text:p>
          </table:table-cell>
          <table:table-cell table:formula="of:=1/SIN([.I17])" office:value-type="float" office:value="1.0306136293499" calcext:value-type="float">
            <text:p>1,0306136293499</text:p>
          </table:table-cell>
          <table:table-cell office:value-type="float" office:value="87" calcext:value-type="float">
            <text:p>87</text:p>
          </table:table-cell>
          <table:table-cell table:formula="of:=[.$P$2]/2*([.$P$2]*ABS([.E17])*[.K17]*[.K17]/((-[.$P$2]*[.$Q$2]/2*[.L17])^2)-2*[.J17])" office:value-type="float" office:value="41.6011377399746" calcext:value-type="float">
            <text:p>41,60113773997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.00.0000</text:date>, <text:time style:data-style-name="N2" text:time-value="18:00:38.1552818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5:14:34.941586687</meta:creation-date>
    <dc:date>2021-01-06T19:07:21.094669336</dc:date>
    <meta:editing-duration>PT23M55S</meta:editing-duration>
    <meta:editing-cycles>2</meta:editing-cycles>
    <meta:generator>LibreOffice/6.4.6.2$Linux_X86_64 LibreOffice_project/40$Build-2</meta:generator>
    <meta:document-statistic meta:table-count="1" meta:cell-count="24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plot-area chart:style-name="ch2" table:cell-range-address="Tabelle1.G2:Tabelle1.G17 Tabelle1.M2:Tabelle1.M17" svg:x="0.319cm" svg:y="0.18cm" svg:width="15.353cm" svg:height="8.645cm">
          <chartooo:coordinate-region svg:x="0.65cm" svg:y="0.379cm" svg:width="14.741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M2:Tabelle1.M17" chart:class="chart:scatter">
            <chart:domain table:cell-range-address="Tabelle1.G2:Tabelle1.G17"/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2">
                <text:p>-42</text:p>
                <draw:g>
                  <svg:desc>Tabelle1.G2:Tabelle1.G17</svg:desc>
                </draw:g>
              </table:table-cell>
              <table:table-cell office:value-type="float" office:value="-19.5609523203244">
                <text:p>-19.5609523203244</text:p>
                <draw:g>
                  <svg:desc>Tabelle1.M2:Tabelle1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8">
                <text:p>-78</text:p>
              </table:table-cell>
              <table:table-cell office:value-type="float" office:value="-37.1800461396462">
                <text:p>-37.1800461396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1.39126181914875">
                <text:p>-1.39126181914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4">
                <text:p>-24</text:p>
              </table:table-cell>
              <table:table-cell office:value-type="float" office:value="-10.7514054106634">
                <text:p>-10.7514054106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-11.8525987743711">
                <text:p>-11.8525987743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">
                <text:p>-14</text:p>
              </table:table-cell>
              <table:table-cell office:value-type="float" office:value="-6.0713336149061">
                <text:p>-6.0713336149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23.3855888642725">
                <text:p>23.3855888642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2">
                <text:p>-62</text:p>
              </table:table-cell>
              <table:table-cell office:value-type="float" office:value="-28.9210959118391">
                <text:p>-28.9210959118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9">
                <text:p>-69</text:p>
              </table:table-cell>
              <table:table-cell office:value-type="float" office:value="-31.949377662035">
                <text:p>-31.949377662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-0.840665137294967">
                <text:p>-0.840665137294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5.1160740308816">
                <text:p>25.1160740308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2625186822744">
                <text:p>11.2625186822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8">
                <text:p>-98</text:p>
              </table:table-cell>
              <table:table-cell office:value-type="float" office:value="-47.5146334445887">
                <text:p>-47.5146334445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  <table:table-cell office:value-type="float" office:value="1.87803703760815">
                <text:p>1.87803703760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6.39416109571868">
                <text:p>6.39416109571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41.6011377399746">
                <text:p>41.6011377399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